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08cm" svg:stroke-color="#000000" draw:marker-start="Short_20_line_20_Arrow" draw:marker-start-width="0.813cm" draw:marker-end="Short_20_line_20_Arrow" draw:marker-end-width="0.813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08cm" svg:stroke-color="#000000" draw:marker-start="" draw:marker-start-width="0.813cm" draw:marker-start-center="false" draw:marker-end="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solid" svg:stroke-width="0.008cm" svg:stroke-color="#000000" draw:marker-start="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line-height="120%" fo:text-align="start" fo:text-indent="0cm"/>
    </style:style>
    <style:style style:name="P11" style:family="paragraph">
      <style:paragraph-properties fo:margin-left="0cm" fo:margin-right="0cm" fo:margin-top="0cm" fo:margin-bottom="0cm" fo:line-height="9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3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3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37.4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5" draw:layer="layout" svg:width="13.5cm" svg:height="9cm" svg:x="5.254cm" svg:y="22.622cm">
            <draw:text-box>
              <text:p text:style-name="P4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6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7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9" draw:layer="layout" svg:width="13.5cm" svg:height="9cm" svg:x="43.307cm" svg:y="37.608cm">
            <draw:text-box>
              <text:p text:style-name="P8"><text:span text:style-name="T3">Модуль интеграции</text:span></text:p>
              <text:p text:style-name="P8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работы </text:span></text:p>
              <text:p text:style-name="P2"><text:span text:style-name="T2">с чато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34.521cm" svg:height="46cm" svg:x="24.074cm" svg:y="4.364cm" svg:viewBox="0 0 34522 46001" draw:points="0,46001 34522,46001 34522,0 0,0">
          <text:p/>
        </draw:polygon>
        <draw:frame draw:style-name="gr12" draw:text-style-name="P1" draw:layer="layout" svg:width="27cm" svg:height="2cm" svg:x="24.903cm" svg:y="48.195cm">
          <draw:text-box>
            <text:p text:style-name="P10"><text:span text:style-name="T2">Блок обработки сообщений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10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10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10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10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10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" draw:layer="layout" svg:width="1.825cm" svg:height="1.066cm" svg:x="81.775cm" svg:y="54.56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10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10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10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10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10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10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10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10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10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10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10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2" draw:layer="layout" svg:width="7.978cm" svg:height="2.911cm" svg:x="71.212cm" svg:y="54.66cm">
          <draw:text-box>
            <text:p text:style-name="P11"><text:span text:style-name="T6">Программное средство </text:span></text:p>
            <text:p text:style-name="P11"><text:span text:style-name="T6">Developers Bot.</text:span></text:p>
            <text:p text:style-name="P11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10"><text:span text:style-name="T4">Самаль </text:span></text:p>
          </draw:text-box>
        </draw:frame>
        <draw:polyline draw:style-name="gr11" draw:text-style-name="P1" draw:layer="layout" svg:width="10.413cm" svg:height="-0.001cm" svg:x="57.15cm" svg:y="26.924cm" svg:viewBox="0 0 10414 0" draw:points="10414,0 5248,0 5248,0 0,0">
          <text:p/>
        </draw:polyline>
        <draw:polyline draw:style-name="gr11" draw:text-style-name="P1" draw:layer="layout" svg:width="4.444cm" svg:height="-0.001cm" draw:transform="rotate (-3.14159265358979) translate (43.561cm 12.065cm)" svg:viewBox="0 0 4445 0" draw:points="0,0 2205,0 2205,0 4445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7" draw:text-style-name="P1" draw:layer="layout" svg:x1="13.167cm" svg:y1="11.049cm" svg:x2="6.055cm" svg:y2="11.049cm">
          <text:p/>
        </draw:line>
        <draw:g>
          <draw:line draw:style-name="gr22" draw:text-style-name="P1" draw:layer="layout" svg:x1="57.825cm" svg:y1="42.037cm" svg:x2="57.825cm" svg:y2="42.037cm">
            <text:p/>
          </draw:line>
          <draw:g>
            <draw:line draw:style-name="gr23" draw:text-style-name="P1" draw:layer="layout" svg:x1="57.825cm" svg:y1="42.037cm" svg:x2="56.769cm" svg:y2="42.037cm">
              <text:p/>
            </draw:line>
            <draw:line draw:style-name="gr22" draw:text-style-name="P1" draw:layer="layout" svg:x1="57.825cm" svg:y1="42.037cm" svg:x2="65.981cm" svg:y2="42.037cm">
              <text:p/>
            </draw:line>
            <draw:line draw:style-name="gr23" draw:text-style-name="P1" draw:layer="layout" svg:x1="65.981cm" svg:y1="42.037cm" svg:x2="67.564cm" svg:y2="42.037cm">
              <text:p/>
            </draw:line>
            <draw:line draw:style-name="gr22" draw:text-style-name="P1" draw:layer="layout" svg:x1="65.981cm" svg:y1="42.037cm" svg:x2="65.981cm" svg:y2="42.037cm">
              <text:p/>
            </draw:line>
          </draw:g>
        </draw:g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11" draw:text-style-name="P1" draw:layer="layout" svg:x1="32.131cm" svg:y1="22.606cm" svg:x2="32.131cm" svg:y2="16.607cm">
          <text:p/>
        </draw:line>
        <draw:polyline draw:style-name="gr11" draw:text-style-name="P1" draw:layer="layout" svg:width="6.803cm" svg:height="-0.001cm" draw:transform="rotate (-3.14159265358979) translate (25.6cm 27.078cm)" svg:viewBox="0 0 6804 0" draw:points="0,0 3375,0 3375,0 6804,0">
          <text:p/>
        </draw:polyline>
        <draw:polyline draw:style-name="gr11" draw:text-style-name="P1" draw:layer="layout" svg:width="6.73cm" svg:height="10.921cm" svg:x="18.796cm" svg:y="14.097cm" svg:viewBox="0 0 6731 10922" draw:points="0,0 3339,0 3339,10922 6731,10922">
          <text:p/>
        </draw:polyline>
        <draw:polyline draw:style-name="gr11" draw:text-style-name="P1" draw:layer="layout" svg:width="6.603cm" svg:height="-0.001cm" draw:transform="rotate (-3.14159265358979) translate (25.4cm 12.319cm)" svg:viewBox="0 0 6604 0" draw:points="0,0 3276,0 3276,0 6604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3T20:04:25.160226000</dc:date>
    <meta:creation-date>2014-06-05T02:24:47Z</meta:creation-date>
    <meta:generator>LibreOffice_Vanilla/5.2.3.5$MacOSX_X86_64 LibreOffice_project/83adc9c35c74e0badc710d981405858b1179a327</meta:generator>
    <meta:editing-duration>PT10M53S</meta:editing-duration>
    <meta:editing-cycles>3</meta:editing-cycles>
    <meta:document-statistic meta:object-count="154"/>
  </office:meta>
</office:document-meta>
</file>